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1987" officeooo:paragraph-rsid="000d1987"/>
    </style:style>
    <style:style style:name="P2" style:family="paragraph" style:parent-style-name="Text_20_body">
      <style:text-properties officeooo:paragraph-rsid="000d1987"/>
    </style:style>
    <style:style style:name="P3" style:family="paragraph" style:parent-style-name="Text_20_body">
      <style:text-properties officeooo:paragraph-rsid="000dd012"/>
    </style:style>
    <style:style style:name="P4" style:family="paragraph" style:parent-style-name="Text_20_body">
      <style:paragraph-properties fo:text-align="center" style:justify-single-word="false"/>
      <style:text-properties officeooo:rsid="0010a3a0" officeooo:paragraph-rsid="0010a3a0"/>
    </style:style>
    <style:style style:name="P5" style:family="paragraph" style:parent-style-name="Title">
      <style:text-properties officeooo:rsid="000d1987" officeooo:paragraph-rsid="000d1987"/>
    </style:style>
    <style:style style:name="P6" style:family="paragraph" style:parent-style-name="Text_20_body">
      <style:text-properties officeooo:paragraph-rsid="000d1987"/>
    </style:style>
    <style:style style:name="T1" style:family="text">
      <style:text-properties officeooo:rsid="000d1987"/>
    </style:style>
    <style:style style:name="T2" style:family="text">
      <style:text-properties officeooo:rsid="000dd012"/>
    </style:style>
    <style:style style:name="T3" style:family="text">
      <style:text-properties officeooo:rsid="000dd2da"/>
    </style:style>
    <style:style style:name="T4" style:family="text">
      <style:text-properties officeooo:rsid="0011483c"/>
    </style:style>
    <style:style style:name="T5" style:family="text">
      <style:text-properties officeooo:rsid="00130cf2"/>
    </style:style>
    <style:style style:name="T6" style:family="text">
      <style:text-properties officeooo:rsid="00131dde"/>
    </style:style>
    <style:style style:name="T7" style:family="text">
      <style:text-properties officeooo:rsid="00153648"/>
    </style:style>
    <style:style style:name="T8" style:family="text">
      <style:text-properties officeooo:rsid="00159597"/>
    </style:style>
    <style:style style:name="T9" style:family="text">
      <style:text-properties officeooo:rsid="00173b4f"/>
    </style:style>
    <style:style style:name="T10" style:family="text">
      <style:text-properties officeooo:rsid="0018549b"/>
    </style:style>
    <style:style style:name="T11" style:family="text">
      <style:text-properties officeooo:rsid="0019b691"/>
    </style:style>
    <style:style style:name="T12" style:family="text">
      <style:text-properties officeooo:rsid="001acb55"/>
    </style:style>
    <style:style style:name="T13" style:family="text">
      <style:text-properties officeooo:rsid="001c7672"/>
    </style:style>
    <style:style style:name="T14" style:family="text">
      <style:text-properties officeooo:rsid="001e2340"/>
    </style:style>
    <style:style style:name="T15" style:family="text">
      <style:text-properties officeooo:rsid="001f11f1"/>
    </style:style>
    <style:style style:name="T16" style:family="text">
      <style:text-properties officeooo:rsid="0020e120"/>
    </style:style>
    <style:style style:name="T17" style:family="text">
      <style:text-properties officeooo:rsid="002112b6"/>
    </style:style>
    <style:style style:name="T18" style:family="text">
      <style:text-properties officeooo:rsid="00246ae0"/>
    </style:style>
    <style:style style:name="T19" style:family="text">
      <style:text-properties officeooo:rsid="00253847"/>
    </style:style>
    <style:style style:name="T20" style:family="text">
      <style:text-properties officeooo:rsid="002586cd"/>
    </style:style>
    <style:style style:name="T21" style:family="text">
      <style:text-properties officeooo:rsid="00258960"/>
    </style:style>
    <style:style style:name="T22" style:family="text">
      <style:text-properties officeooo:rsid="00266133"/>
    </style:style>
    <style:style style:name="T23" style:family="text">
      <style:text-properties officeooo:rsid="002689ab"/>
    </style:style>
    <style:style style:name="T24" style:family="text">
      <style:text-properties officeooo:rsid="00272018"/>
    </style:style>
    <style:style style:name="T25" style:family="text">
      <style:text-properties officeooo:rsid="002812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iens and dimensions</text:p>
      <text:p text:style-name="P4">(People and borders)</text:p>
      <text:p text:style-name="P1"/>
      <text:p text:style-name="P2"><text:span text:style-name="T1">Okay, </text:span><text:span text:style-name="T18">the</text:span><text:span text:style-name="T1"> title is a bit supernatural, but I mean it more as a way of perceiving the world. My cat feels less alien to me than my neighbor who is human. </text:span><text:span text:style-name="T7">T</text:span><text:span text:style-name="T1">here are also communities in which </text:span><text:span text:style-name="T4">I feel less alien, than I </text:span><text:span text:style-name="T8">feel</text:span><text:span text:style-name="T4"> in other</text:span><text:span text:style-name="T18">s</text:span><text:span text:style-name="T4">.</text:span></text:p>
      <text:p text:style-name="Standard"/>
      <text:p text:style-name="P2"><text:span text:style-name="T1">I was thinking about this, because I was meditating and thoughts crossed my mind about the situation the world is in right now. The corona crises and people being either supportive or </text:span><text:span text:style-name="T2">opposing</text:span><text:span text:style-name="T1"> one movement or another, </text:span><text:span text:style-name="T2">the elections coming our way and the lack of love for one another during these </text:span><text:span text:style-name="T19">trying</text:span><text:span text:style-name="T2"> times. Or at least, th</text:span><text:span text:style-name="T20">at</text:span><text:span text:style-name="T2"> is </text:span><text:span text:style-name="T9">how I perceive the </text:span><text:span text:style-name="T10">situation</text:span><text:span text:style-name="T2">.</text:span><text:span text:style-name="T1"> I was thinking about how order and chaos mixes in with all of this. As the measurements to ‘take control of the </text:span><text:span text:style-name="T2">pandemic</text:span><text:span text:style-name="T1">’ are </text:span><text:span text:style-name="T5">getting more and more</text:span><text:span text:style-name="T1"> invasive. And you may argue that once ‘full control’ is established, the situation can be dealt with. But what does full control mean?</text:span></text:p>
      <text:p text:style-name="Standard"/>
      <text:p text:style-name="P2"><text:span text:style-name="T1">Full control, I think, is theoretical</text:span><text:span text:style-name="T5">ly</text:span><text:span text:style-name="T1"> probable but hard to realize (actually more in the lines of </text:span><text:span text:style-name="T21">nigh</text:span><text:span text:style-name="T1"> impossible, </text:span><text:span text:style-name="T23">because people are rarely aware of how they see the world, to accurately predict what they </text:span><text:span text:style-name="T24">will </text:span><text:span text:style-name="T23">feel in the future, let alone now</text:span><text:span text:style-name="T1">). </text:span><text:span text:style-name="T23">And</text:span><text:span text:style-name="T1"> if a consensus is </text:span><text:span text:style-name="T23">made</text:span><text:span text:style-name="T1">, time moves on, people come across a myriad of </text:span><text:span text:style-name="T24">unforeseen </text:span><text:span text:style-name="T1">changes in their lives that evolve into different “better” tomorrows in which new “chaos” arises to compete with the established “order”.</text:span></text:p>
      <text:p text:style-name="Standard"/>
      <text:p text:style-name="P2"><text:span text:style-name="T1">In a way, you could say that everyone is traveling live through their own “dimension”, their own slice of reality. And yes, if every molecule and though</text:span><text:span text:style-name="T2">t</text:span><text:span text:style-name="T1"> in the physical and subjective world </text:span><text:span text:style-name="T24">could</text:span><text:span text:style-name="T1"> be controlled, </text:span><text:span text:style-name="T25">then </text:span><text:span text:style-name="T1">it </text:span><text:span text:style-name="T25">would be</text:span><text:span text:style-name="T1"> possible to create “order”. Yet this leaves no room for chaos, no room to cultivate or evolve. I think that is bad. </text:span><text:span text:style-name="T2">I value uniqueness and challenge</text:span><text:span text:style-name="T5">s of every size</text:span><text:span text:style-name="T2">.</text:span></text:p>
      <text:p text:style-name="Standard"/>
      <text:p text:style-name="P3"><text:span text:style-name="T1">I think, leaving </text:span><text:span text:style-name="T22">a bit of </text:span><text:span text:style-name="T1">room for both order, and chaos (yin-yang) is what we need to strive for. Realizing that this alienates peopl</text:span><text:span text:style-name="T2">e.</text:span><text:span text:style-name="T1"> </text:span><text:span text:style-name="T25">Because s</text:span><text:span text:style-name="T1">ome, from their </text:span><text:span text:style-name="T25">own</text:span><text:span text:style-name="T1"> dimension, will see only chaos and request more order, while </text:span><text:span text:style-name="T12">others</text:span><text:span text:style-name="T1"> see only order and request more chaos. This alienation </text:span><text:span text:style-name="T11">is around us always. And</text:span><text:span text:style-name="T1"> I think, </text:span><text:span text:style-name="T22">that </text:span><text:span text:style-name="T1">is something we need to integrate into our paradigm. Something to be at p</text:span><text:span text:style-name="T13">ea</text:span><text:span text:style-name="T1">ce with. And realize that whatever is happening: people are </text:span><text:span text:style-name="T14">rarely</text:span><text:span text:style-name="T1"> in your dimension. </text:span><text:span text:style-name="T5">So </text:span><text:span text:style-name="T1">reach out to them </text:span><text:span text:style-name="T5">so they can</text:span><text:span text:style-name="T1"> see the world the way you see it, and be curious as to what their </text:span><text:span text:style-name="T2">dimension</text:span><text:span text:style-name="T1"> looks like. So for a </text:span><text:span text:style-name="T22">brief</text:span><text:span text:style-name="T1"> moment in time, you </text:span><text:span text:style-name="T16">might</text:span><text:span text:style-name="T1"> get a true connection with another Being in this world, and realize that this </text:span><text:span text:style-name="T16">moment</text:span><text:span text:style-name="T2"> is fleeting</text:span><text:span text:style-name="T1">.</text:span></text:p>
      <text:p text:style-name="Standard"/>
      <text:p text:style-name="P3"><text:span text:style-name="T2">And I think that that is beautiful, and has its place in the world. It gives meaning to action. Realizing someone is </text:span><text:span text:style-name="T25">questioning you, so they may s</text:span><text:span text:style-name="T17">ee</text:span><text:span text:style-name="T2"> the world the way you do, to take a glimpse into your </text:span><text:soft-page-break/><text:span text:style-name="T2">dimension. </text:span><text:span text:style-name="T5">Means that someone who is alien to you, is trying to be human.</text:span><text:span text:style-name="T2"> That is a form of love. And that needs to be valued. </text:span><text:span text:style-name="T3">Lest the world </text:span><text:span text:style-name="T6">stay</text:span><text:span text:style-name="T3"> alien to you, and you live in solitude in your dimens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15:21:13.262000000</meta:creation-date>
    <dc:date>2021-01-22T19:59:36.983000000</dc:date>
    <meta:editing-duration>PT26M9S</meta:editing-duration>
    <meta:editing-cycles>26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8" meta:word-count="536" meta:character-count="2935" meta:non-whitespace-character-count="2407"/>
  </office:meta>
</office:document-meta>
</file>